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string" table:style-name="ce1">
            <text:p>0.641119227471943</text:p>
          </table:table-cell>
          <table:table-cell office:value-type="string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string" table:style-name="ce1">
            <text:p>0.969239208460739</text:p>
          </table:table-cell>
          <table:table-cell office:value-type="string" table:style-name="ce1">
            <text:p>0.738730987468228</text:p>
          </table:table-cell>
        </table:table-row>
        <table:table-row table:style-name="ro1">
          <table:table-cell office:value-type="string" table:style-name="ce1">
            <text:p>igdeci</text:p>
          </table:table-cell>
          <table:table-cell office:value-type="string" table:style-name="ce1">
            <text:p>0.868133495050207</text:p>
          </table:table-cell>
          <table:table-cell office:value-type="string" table:style-name="ce1">
            <text:p>0.0108961701440529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string" table:style-name="ce1">
            <text:p>0.970738660525028</text:p>
          </table:table-cell>
          <table:table-cell office:value-type="string" table:style-name="ce1">
            <text:p>0.770395907183624</text:p>
          </table:table-cell>
        </table:table-row>
        <table:table-row table:style-name="ro1">
          <table:table-cell office:value-type="string" table:style-name="ce1">
            <text:p>qaoai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string" table:style-name="ce1">
            <text:p>0.674956420918412</text:p>
          </table:table-cell>
          <table:table-cell office:value-type="string" table:style-name="ce1">
            <text:p>1.96010328005376e-05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84.606027753686" table:style-name="ce1">
            <text:p>84.606027753686</text:p>
          </table:table-cell>
          <table:table-cell office:value-type="float" office:value="4" table:style-name="ce1">
            <text:p>4</text:p>
          </table:table-cell>
          <table:table-cell office:value-type="float" office:value="1.83887678297353e-17" table:style-name="ce1">
            <text:p>1.83887678297353e-17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7.34939787847021" table:style-name="ce1">
            <text:p>7.34939787847021</text:p>
          </table:table-cell>
          <table:table-cell office:value-type="float" office:value="1.99101701868548e-13" table:style-name="ce1">
            <text:p>1.99101701868548e-13</text:p>
          </table:table-cell>
          <table:table-cell office:value-type="float" office:value="1.99101701868548e-12" table:style-name="ce1">
            <text:p>1.99101701868548e-12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3.34162815871008" table:style-name="ce1">
            <text:p>3.34162815871008</text:p>
          </table:table-cell>
          <table:table-cell office:value-type="float" office:value="0.000832885563453046" table:style-name="ce1">
            <text:p>0.000832885563453046</text:p>
          </table:table-cell>
          <table:table-cell office:value-type="float" office:value="0.00832885563453046" table:style-name="ce1">
            <text:p>0.00832885563453046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-4.00776971976013" table:style-name="ce1">
            <text:p>-4.00776971976013</text:p>
          </table:table-cell>
          <table:table-cell office:value-type="float" office:value="6.12948417511955e-05" table:style-name="ce1">
            <text:p>6.12948417511955e-05</text:p>
          </table:table-cell>
          <table:table-cell office:value-type="float" office:value="0.000612948417511955" table:style-name="ce1">
            <text:p>0.000612948417511955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3.29794674487073" table:style-name="ce1">
            <text:p>3.29794674487073</text:p>
          </table:table-cell>
          <table:table-cell office:value-type="float" office:value="0.00097394604595186" table:style-name="ce1">
            <text:p>0.00097394604595186</text:p>
          </table:table-cell>
          <table:table-cell office:value-type="float" office:value="0.0097394604595186" table:style-name="ce1">
            <text:p>0.0097394604595186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-4.05145113359948" table:style-name="ce1">
            <text:p>-4.05145113359948</text:p>
          </table:table-cell>
          <table:table-cell office:value-type="float" office:value="5.09009577008007e-05" table:style-name="ce1">
            <text:p>5.09009577008007e-05</text:p>
          </table:table-cell>
          <table:table-cell office:value-type="float" office:value="0.000509009577008007" table:style-name="ce1">
            <text:p>0.000509009577008007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-0.0436814138393473" table:style-name="ce1">
            <text:p>-0.0436814138393473</text:p>
          </table:table-cell>
          <table:table-cell office:value-type="float" office:value="0.965158354681701" table:style-name="ce1">
            <text:p>0.96515835468170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7.85173413762271" table:style-name="ce1">
            <text:p>7.85173413762271</text:p>
          </table:table-cell>
          <table:table-cell office:value-type="float" office:value="4.10323604003943e-15" table:style-name="ce1">
            <text:p>4.10323604003943e-15</text:p>
          </table:table-cell>
          <table:table-cell office:value-type="float" office:value="4.10323604003943e-14" table:style-name="ce1">
            <text:p>4.10323604003943e-14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502336259152496" table:style-name="ce1">
            <text:p>0.502336259152496</text:p>
          </table:table-cell>
          <table:table-cell office:value-type="float" office:value="0.615431007694339" table:style-name="ce1">
            <text:p>0.615431007694339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4.51010597891262" table:style-name="ce1">
            <text:p>4.51010597891262</text:p>
          </table:table-cell>
          <table:table-cell office:value-type="float" office:value="6.4795247067073e-06" table:style-name="ce1">
            <text:p>6.4795247067073e-06</text:p>
          </table:table-cell>
          <table:table-cell office:value-type="float" office:value="6.4795247067073e-05" table:style-name="ce1">
            <text:p>6.4795247067073e-05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4.55378739275197" table:style-name="ce1">
            <text:p>4.55378739275197</text:p>
          </table:table-cell>
          <table:table-cell office:value-type="float" office:value="5.26886069722455e-06" table:style-name="ce1">
            <text:p>5.26886069722455e-06</text:p>
          </table:table-cell>
          <table:table-cell office:value-type="float" office:value="5.26886069722456e-05" table:style-name="ce1">
            <text:p>5.26886069722456e-05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0.4975" table:style-name="ce1">
            <text:p>0.497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igdecn - igdeci</text:p>
          </table:table-cell>
          <table:table-cell office:value-type="float" office:value="0.5025" table:style-name="ce1">
            <text:p>0.502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635" table:style-name="ce1">
            <text:p>0.635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0.9725" table:style-name="ce1">
            <text:p>0.97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9875" table:style-name="ce1">
            <text:p>0.987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4" table:style-name="ce1">
            <text:p>0.641119227471944</text:p>
          </table:table-cell>
          <table:table-cell office:value-type="float" office:value="8.09975026890601e-06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710166705715846" table:style-name="ce1">
            <text:p>0.710166705715846</text:p>
          </table:table-cell>
          <table:table-cell office:value-type="float" office:value="5.1999174660009e-05" table:style-name="ce1">
            <text:p>5.1999174660009e-05</text:p>
          </table:table-cell>
        </table:table-row>
        <table:table-row table:style-name="ro1">
          <table:table-cell office:value-type="string" table:style-name="ce1">
            <text:p>igdeci</text:p>
          </table:table-cell>
          <table:table-cell office:value-type="float" office:value="0.722143314914826" table:style-name="ce1">
            <text:p>0.722143314914826</text:p>
          </table:table-cell>
          <table:table-cell office:value-type="float" office:value="7.35184388321737e-05" table:style-name="ce1">
            <text:p>7.35184388321737e-05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817201486636039" table:style-name="ce1">
            <text:p>0.817201486636039</text:p>
          </table:table-cell>
          <table:table-cell office:value-type="float" office:value="0.00157778580634701" table:style-name="ce1">
            <text:p>0.00157778580634701</text:p>
          </table:table-cell>
        </table:table-row>
        <table:table-row table:style-name="ro1">
          <table:table-cell office:value-type="string" table:style-name="ce1">
            <text:p>qaoai</text:p>
          </table:table-cell>
          <table:table-cell office:value-type="float" office:value="0.718224480763745" table:style-name="ce1">
            <text:p>0.718224480763745</text:p>
          </table:table-cell>
          <table:table-cell office:value-type="float" office:value="6.55863260923005e-05" table:style-name="ce1">
            <text:p>6.55863260923005e-05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05418205976819" table:style-name="ce1">
            <text:p>0.905418205976819</text:p>
          </table:table-cell>
          <table:table-cell office:value-type="float" office:value="0.0521639396317236" table:style-name="ce1">
            <text:p>0.0521639396317236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3.0635054332702" table:style-name="ce1">
            <text:p>63.0635054332702</text:p>
          </table:table-cell>
          <table:table-cell office:value-type="float" office:value="5" table:style-name="ce1">
            <text:p>5</text:p>
          </table:table-cell>
          <table:table-cell office:value-type="float" office:value="2.82430206533537e-12" table:style-name="ce1">
            <text:p>2.82430206533537e-12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3.68496732228328" table:style-name="ce1">
            <text:p>3.68496732228328</text:p>
          </table:table-cell>
          <table:table-cell office:value-type="float" office:value="0.000228731984878935" table:style-name="ce1">
            <text:p>0.000228731984878935</text:p>
          </table:table-cell>
          <table:table-cell office:value-type="float" office:value="0.00343097977318403" table:style-name="ce1">
            <text:p>0.00343097977318403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5.19307431899552" table:style-name="ce1">
            <text:p>5.19307431899552</text:p>
          </table:table-cell>
          <table:table-cell office:value-type="float" office:value="2.06849563239678e-07" table:style-name="ce1">
            <text:p>2.06849563239678e-07</text:p>
          </table:table-cell>
          <table:table-cell office:value-type="float" office:value="3.10274344859517e-06" table:style-name="ce1">
            <text:p>3.10274344859517e-06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1.50810699671223" table:style-name="ce1">
            <text:p>1.50810699671223</text:p>
          </table:table-cell>
          <table:table-cell office:value-type="float" office:value="0.131527144791531" table:style-name="ce1">
            <text:p>0.13152714479153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5.17487694950276" table:style-name="ce1">
            <text:p>5.17487694950276</text:p>
          </table:table-cell>
          <table:table-cell office:value-type="float" office:value="2.28061233866412e-07" table:style-name="ce1">
            <text:p>2.28061233866412e-07</text:p>
          </table:table-cell>
          <table:table-cell office:value-type="float" office:value="3.42091850799619e-06" table:style-name="ce1">
            <text:p>3.42091850799619e-06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.48990962721948" table:style-name="ce1">
            <text:p>1.48990962721948</text:p>
          </table:table-cell>
          <table:table-cell office:value-type="float" office:value="0.136247999868472" table:style-name="ce1">
            <text:p>0.13624799986847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-0.0181973694927572" table:style-name="ce1">
            <text:p>-0.0181973694927572</text:p>
          </table:table-cell>
          <table:table-cell office:value-type="float" office:value="0.985481401130697" table:style-name="ce1">
            <text:p>0.985481401130697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qaoai</text:p>
          </table:table-cell>
          <table:table-cell office:value-type="float" office:value="7.21070766150494" table:style-name="ce1">
            <text:p>7.21070766150494</text:p>
          </table:table-cell>
          <table:table-cell office:value-type="float" office:value="5.56618394435959e-13" table:style-name="ce1">
            <text:p>5.56618394435959e-13</text:p>
          </table:table-cell>
          <table:table-cell office:value-type="float" office:value="8.34927591653938e-12" table:style-name="ce1">
            <text:p>8.34927591653938e-12</text:p>
          </table:table-cell>
        </table:table-row>
        <table:table-row table:style-name="ro1">
          <table:table-cell office:value-type="string" table:style-name="ce1">
            <text:p>divga - qaoai</text:p>
          </table:table-cell>
          <table:table-cell office:value-type="float" office:value="3.52574033922166" table:style-name="ce1">
            <text:p>3.52574033922166</text:p>
          </table:table-cell>
          <table:table-cell office:value-type="float" office:value="0.000422300800829769" table:style-name="ce1">
            <text:p>0.000422300800829769</text:p>
          </table:table-cell>
          <table:table-cell office:value-type="float" office:value="0.00633451201244654" table:style-name="ce1">
            <text:p>0.00633451201244654</text:p>
          </table:table-cell>
        </table:table-row>
        <table:table-row table:style-name="ro1">
          <table:table-cell office:value-type="string" table:style-name="ce1">
            <text:p>igdeci - qaoai</text:p>
          </table:table-cell>
          <table:table-cell office:value-type="float" office:value="2.01763334250943" table:style-name="ce1">
            <text:p>2.01763334250943</text:p>
          </table:table-cell>
          <table:table-cell office:value-type="float" office:value="0.0436294616786303" table:style-name="ce1">
            <text:p>0.0436294616786303</text:p>
          </table:table-cell>
          <table:table-cell office:value-type="float" office:value="0.654441925179455" table:style-name="ce1">
            <text:p>0.654441925179455</text:p>
          </table:table-cell>
        </table:table-row>
        <table:table-row table:style-name="ro1">
          <table:table-cell office:value-type="string" table:style-name="ce1">
            <text:p>igdecn - qaoai</text:p>
          </table:table-cell>
          <table:table-cell office:value-type="float" office:value="2.03583071200218" table:style-name="ce1">
            <text:p>2.03583071200218</text:p>
          </table:table-cell>
          <table:table-cell office:value-type="float" office:value="0.041767357327961" table:style-name="ce1">
            <text:p>0.041767357327961</text:p>
          </table:table-cell>
          <table:table-cell office:value-type="float" office:value="0.626510359919415" table:style-name="ce1">
            <text:p>0.626510359919415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6.03242798684893" table:style-name="ce1">
            <text:p>6.03242798684893</text:p>
          </table:table-cell>
          <table:table-cell office:value-type="float" office:value="1.61514326296965e-09" table:style-name="ce1">
            <text:p>1.61514326296965e-09</text:p>
          </table:table-cell>
          <table:table-cell office:value-type="float" office:value="2.42271489445448e-08" table:style-name="ce1">
            <text:p>2.42271489445448e-08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2.34746066456565" table:style-name="ce1">
            <text:p>2.34746066456565</text:p>
          </table:table-cell>
          <table:table-cell office:value-type="float" office:value="0.0189018688714726" table:style-name="ce1">
            <text:p>0.0189018688714726</text:p>
          </table:table-cell>
          <table:table-cell office:value-type="float" office:value="0.283528033072089" table:style-name="ce1">
            <text:p>0.283528033072089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0.839353667853414" table:style-name="ce1">
            <text:p>0.839353667853414</text:p>
          </table:table-cell>
          <table:table-cell office:value-type="float" office:value="0.401270875321874" table:style-name="ce1">
            <text:p>0.401270875321874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857551037346171" table:style-name="ce1">
            <text:p>0.857551037346171</text:p>
          </table:table-cell>
          <table:table-cell office:value-type="float" office:value="0.391140421316776" table:style-name="ce1">
            <text:p>0.391140421316776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qaoai - qaoan</text:p>
          </table:table-cell>
          <table:table-cell office:value-type="float" office:value="-1.17827967465601" table:style-name="ce1">
            <text:p>-1.17827967465601</text:p>
          </table:table-cell>
          <table:table-cell office:value-type="float" office:value="0.238685128047391" table:style-name="ce1">
            <text:p>0.238685128047391</text:p>
          </table:table-cell>
          <table:table-cell office:value-type="float" office:value="1" table:style-name="ce1">
            <text:p>1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.725" table:style-name="ce1">
            <text:p>0.72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0.52375" table:style-name="ce1">
            <text:p>0.5237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add.greedy - qao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i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qaoai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i</text:p>
          </table:table-cell>
          <table:table-cell office:value-type="float" office:value="0.775" table:style-name="ce1">
            <text:p>0.7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0.6225" table:style-name="ce1">
            <text:p>0.6225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63" table:style-name="ce1">
            <text:p>0.63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qaoai - qaoan</text:p>
          </table:table-cell>
          <table:table-cell office:value-type="float" office:value="0.3125" table:style-name="ce1">
            <text:p>0.312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qaoan - qaoai</text:p>
          </table:table-cell>
          <table:table-cell office:value-type="float" office:value="0.6875" table:style-name="ce1">
            <text:p>0.6875</text:p>
          </table:table-cell>
          <table:table-cell office:value-type="string" table:style-name="ce1">
            <text:p>medi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